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76bf0"/>
    </style:style>
    <style:style style:name="P2" style:family="paragraph" style:parent-style-name="Standard" style:list-style-name="L1">
      <style:text-properties officeooo:paragraph-rsid="00196489"/>
    </style:style>
    <style:style style:name="P3" style:family="paragraph" style:parent-style-name="Standard" style:list-style-name="L1">
      <style:text-properties officeooo:paragraph-rsid="001d7bfe"/>
    </style:style>
    <style:style style:name="P4" style:family="paragraph" style:parent-style-name="Standard" style:list-style-name="L1">
      <style:text-properties officeooo:paragraph-rsid="00206ecc"/>
    </style:style>
    <style:style style:name="T1" style:family="text">
      <style:text-properties officeooo:rsid="00176bf0"/>
    </style:style>
    <style:style style:name="T2" style:family="text">
      <style:text-properties officeooo:rsid="0017ce9a"/>
    </style:style>
    <style:style style:name="T3" style:family="text">
      <style:text-properties officeooo:rsid="0019163d"/>
    </style:style>
    <style:style style:name="T4" style:family="text">
      <style:text-properties officeooo:rsid="00196489"/>
    </style:style>
    <style:style style:name="T5" style:family="text">
      <style:text-properties officeooo:rsid="001be9c9"/>
    </style:style>
    <style:style style:name="T6" style:family="text">
      <style:text-properties officeooo:rsid="001d7bfe"/>
    </style:style>
    <style:style style:name="T7" style:family="text">
      <style:text-properties fo:language="de" fo:country="DE" officeooo:rsid="001be9c9"/>
    </style:style>
    <style:style style:name="T8" style:family="text">
      <style:text-properties fo:language="de" fo:country="DE" officeooo:rsid="00206ecc"/>
    </style:style>
    <style:style style:name="T9" style:family="text">
      <style:text-properties officeooo:rsid="00206ecc"/>
    </style:style>
    <style:style style:name="T10" style:family="text">
      <style:text-properties officeooo:rsid="002249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w distgeom works</text:span></text:p>
      <text:p text:style-name="P1"><text:span text:style-name="T1"/></text:p>
      <text:p text:style-name="P1"><text:span text:style-name="T1">задача: </text:span></text:p>
      <text:list xml:id="list164559147" text:style-name="L1">
        <text:list-item>
          <text:p text:style-name="P3"><text:span text:style-name="T5">Die Hauptidee ist zu überprüfen wie genau oder ungenau die Koordinaten der Molekülstruktur sein dürfen, bis man noch eine richtige Struktur bekommt. Es funktioniert so, dass wir aus der reale Struktur die Information über den Koordinaten </text:span><text:bookmark text:name="result_box"/><text:span text:style-name="T7">extrahieren</text:span><text:span text:style-name="T5"> und dann mit der Hilfe des Distgeoms </text:span><text:span text:style-name="T6">die neue Koordinaten generieren. Distgeom bietet auch eine Möglichkeit die potentielle Koordinaten zu verschlimmern, die man auch gern benutzt um zu gucken wie schlimm die Ausgabe des NMR sein darf, bis man noch eine richtige Struktur bekommt.</text:span></text:p>
        </text:list-item>
        <text:list-item>
          <text:p text:style-name="P4"><text:span text:style-name="T9">I</text:span><text:span text:style-name="T3">m Verlauf des Programms «keyfilegen» </text:span><text:span text:style-name="T9">muss man </text:span><text:bookmark text:name="result_box1"/><text:span text:style-name="T9">im </text:span><text:span text:style-name="T8">Eingabefeld</text:span><text:span text:style-name="T3"> «Amount of Restraints in %» </text:span><text:span text:style-name="T9">immer die kleinste Verte </text:span><text:span text:style-name="T3">einzutippen, bis die Struktur des Moleküls <text:s/></text:span><text:span text:style-name="T9">visuäll </text:span><text:span text:style-name="T3">nicht mehr stimmt. </text:span><text:span text:style-name="T10">4 % <text:s/>geht nicht mehr</text:span></text:p>
        </text:list-item>
        <text:list-item>
          <text:p text:style-name="P2"><text:span text:style-name="T4">Ich habe gesehen, dass die Strukturen ganz unterschiedlich aussehen können, obwohl sie die gleiche Beschränkungen haben. Es könnte aber daran liegen, dass wir nur die Information über die Distanzen kennen und keine Information über den Winkel. Im Kontext der 3-d Struktur ist es aber auch wichtig. </text:span></text:p>
        </text:list-item>
      </text:list>
      <text:p text:style-name="P1"><text:span text:style-name="T1"/></text:p>
      <text:p text:style-name="P1"><text:span text:style-name="T1"/></text:p>
      <text:p text:style-name="P1"><text:span text:style-name="T1">берем файл исходной структуры</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ru" fo:country="RU"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4T16:04:18</meta:creation-date>
    <dc:date>2013-11-04T17:29:58</dc:date>
    <meta:editing-duration>PT1H16M7S</meta:editing-duration>
    <meta:editing-cycles>8</meta:editing-cycles>
    <meta:generator>LibreOffice/3.6$Linux_X86_64 LibreOffice_project/360m1$Build-304</meta:generator>
    <meta:document-statistic meta:table-count="0" meta:image-count="0" meta:object-count="0" meta:page-count="1" meta:paragraph-count="6" meta:word-count="171" meta:character-count="1095" meta:non-whitespace-character-count="929"/>
  </office:meta>
</office:document-meta>
</file>